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8E28BC3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4.66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0.424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5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05cm"/>
    </style:style>
    <style:style style:name="gr5" style:family="graphic" style:parent-style-name="standard">
      <style:graphic-properties draw:stroke="none" svg:stroke-color="#ff3333" draw:fill="solid" draw:fill-color="#ffffff" draw:textarea-horizontal-align="left" draw:auto-grow-height="true" draw:auto-grow-width="true" fo:min-height="0.763cm" fo:min-width="8.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15.658cm" svg:x="0.454cm" svg:y="2.672cm">
          <draw:image xlink:href="Pictures/1000020100000400000003008E28BC34.png" xlink:type="simple" xlink:show="embed" xlink:actuate="onLoad">
            <text:p/>
          </draw:image>
        </draw:frame>
        <draw:custom-shape draw:style-name="gr2" draw:text-style-name="P1" xml:id="id1" draw:id="id1" draw:layer="controls" svg:width="1.6cm" svg:height="0.674cm" svg:x="6.2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controls" svg:width="6.4cm" svg:height="0.7cm" svg:x="6.3cm" svg:y="6.569cm">
          <text:p/>
          <draw:enhanced-geometry svg:viewBox="0 0 21600 21600" draw:type="rectangle" draw:enhanced-path="M 0 0 L 21600 0 21600 21600 0 21600 0 0 Z N"/>
        </draw:custom-shape>
        <draw:frame draw:style-name="gr4" xml:id="id2" draw:id="id2" draw:layer="controls" svg:width="8.55cm" svg:height="1.013cm" svg:x="8.05cm" svg:y="1.313cm">
          <draw:text-box>
            <text:p>❶[書式]をクリックします</text:p>
          </draw:text-box>
        </draw:frame>
        <draw:frame draw:style-name="gr5" xml:id="id4" draw:id="id4" draw:layer="controls" svg:width="8.6cm" svg:height="1.013cm" svg:x="13.9cm" svg:y="6.487cm">
          <draw:text-box>
            <text:p>❷[ページ]をクリックします</text:p>
          </draw:text-box>
        </draw:frame>
        <draw:connector draw:style-name="gr6" draw:text-style-name="P1" draw:layer="controls" svg:x1="7cm" svg:y1="3.226cm" svg:x2="8.05cm" svg:y2="1.819cm" draw:start-shape="id1" draw:start-glue-point="0" draw:end-shape="id2" draw:end-glue-point="3" svg:d="M7000 3226v-1407h1050" svg:viewBox="0 0 1051 1408">
          <text:p/>
        </draw:connector>
        <draw:connector draw:style-name="gr7" draw:text-style-name="P1" draw:layer="controls" draw:type="line" svg:x1="12.7cm" svg:y1="6.919cm" svg:x2="13.9cm" svg:y2="6.993cm" draw:start-shape="id3" draw:start-glue-point="1" draw:end-shape="id4" draw:end-glue-point="3" svg:d="M12700 6919l1200 74" svg:viewBox="0 0 1201 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07:16:12.851132305</meta:creation-date>
    <meta:editing-duration>PT7M16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3T07:23:28.953818579</dc:date>
    <dc:creator>NOGATA Jun</dc:creator>
    <meta:document-statistic meta:object-count="7"/>
    <meta:template xlink:type="simple" xlink:actuate="onRequest" xlink:title="screenshot-template" xlink:href="../../../../.config/libreoffice/4/user/template/screenshot-template.otg" meta:date="2014-11-23T07:16:12.701986762"/>
  </office:meta>
</office:document-meta>
</file>